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10000017574A779E5CFBC4495.png" manifest:media-type="image/png"/>
  <manifest:file-entry manifest:full-path="Pictures/100002010000029F0000017BC76298D022278F5B.png" manifest:media-type="image/png"/>
  <manifest:file-entry manifest:full-path="Pictures/100002010000029D0000016B60BF199AEC1A42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78cm" svg:y="-1.455cm" svg:width="20.348cm" svg:height="10.941cm" draw:z-index="0"><draw:image xlink:href="Pictures/100002010000029D0000016B60BF199AEC1A422F.png" xlink:type="simple" xlink:show="embed" xlink:actuate="onLoad" loext:mime-type="image/png"/></draw:frame><draw:frame draw:style-name="fr1" draw:name="Imagen2" text:anchor-type="char" svg:x="-1.674cm" svg:y="9.749cm" svg:width="20.269cm" svg:height="10.135cm" draw:z-index="1"><draw:image xlink:href="Pictures/100002010000029F0000017BC76298D022278F5B.png" xlink:type="simple" xlink:show="embed" xlink:actuate="onLoad" loext:mime-type="image/png"/></draw:frame><draw:frame draw:style-name="fr1" draw:name="Imagen3" text:anchor-type="char" svg:x="-1.674cm" svg:y="20.036cm" svg:width="20.322cm" svg:height="7.003cm" draw:z-index="2"><draw:image xlink:href="Pictures/10000201000002A10000017574A779E5CFBC44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3:29:45.213269991</meta:creation-date>
    <dc:date>2021-01-04T23:38:49.285793859</dc:date>
    <meta:editing-duration>PT9M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